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float" office:value="0.1">
            <text:p>0,1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0.01">
            <text:p>0,01</text:p>
          </table:table-cell>
          <table:table-cell table:style-name="ce1" office:value-type="string">
            <text:p>Adaptive</text:p>
          </table:table-cell>
          <table:table-cell table:style-name="ce1" office:value-type="string">
            <text:p>Normalization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3.03663">
            <text:p>103,04</text:p>
          </table:table-cell>
          <table:table-cell office:value-type="float" office:value="113.54494">
            <text:p>113,54</text:p>
          </table:table-cell>
          <table:table-cell office:value-type="float" office:value="105.25408">
            <text:p>105,25</text:p>
          </table:table-cell>
          <table:table-cell office:value-type="float" office:value="95.716955">
            <text:p>95,72</text:p>
          </table:table-cell>
          <table:table-cell office:value-type="float" office:value="171.38421">
            <text:p>171,3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4.39891">
            <text:p>64,4</text:p>
          </table:table-cell>
          <table:table-cell office:value-type="float" office:value="85.66836">
            <text:p>85,67</text:p>
          </table:table-cell>
          <table:table-cell office:value-type="float" office:value="84.00391">
            <text:p>84</text:p>
          </table:table-cell>
          <table:table-cell office:value-type="float" office:value="78.486453">
            <text:p>78,49</text:p>
          </table:table-cell>
          <table:table-cell office:value-type="float" office:value="153.093448">
            <text:p>153,0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6.55078">
            <text:p>56,55</text:p>
          </table:table-cell>
          <table:table-cell office:value-type="float" office:value="65.26071">
            <text:p>65,26</text:p>
          </table:table-cell>
          <table:table-cell office:value-type="float" office:value="75.76505">
            <text:p>75,77</text:p>
          </table:table-cell>
          <table:table-cell office:value-type="float" office:value="63.851591">
            <text:p>63,85</text:p>
          </table:table-cell>
          <table:table-cell office:value-type="float" office:value="123.349519">
            <text:p>123,3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9.34058">
            <text:p>49,34</text:p>
          </table:table-cell>
          <table:table-cell office:value-type="float" office:value="60.41449">
            <text:p>60,41</text:p>
          </table:table-cell>
          <table:table-cell office:value-type="float" office:value="68.78649">
            <text:p>68,79</text:p>
          </table:table-cell>
          <table:table-cell office:value-type="float" office:value="54.886987">
            <text:p>54,89</text:p>
            <draw:frame table:end-cell-address="Лист1.M37" table:end-x="0.487cm" table:end-y="0.379cm" draw:z-index="0" draw:style-name="gr1" svg:width="17.784cm" svg:height="13.274cm" svg:x="0.751cm" svg:y="0.377cm">
              <draw:object draw:notify-on-update-of-ranges="Лист1.B1:Лист1.B1 Лист1.B2:Лист1.B21 Лист1.C1:Лист1.C1 Лист1.C2:Лист1.C21 Лист1.D1:Лист1.D1 Лист1.D2:Лист1.D21 Лист1.E1:Лист1.E1 Лист1.E2:Лист1.E21 Лист1.F1:Лист1.F1 Лист1.F2:Лист1.F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89.962435">
            <text:p>89,9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.58304">
            <text:p>40,58</text:p>
          </table:table-cell>
          <table:table-cell office:value-type="float" office:value="57.44287">
            <text:p>57,44</text:p>
          </table:table-cell>
          <table:table-cell office:value-type="float" office:value="61.17071">
            <text:p>61,17</text:p>
          </table:table-cell>
          <table:table-cell office:value-type="float" office:value="49.488634">
            <text:p>49,49</text:p>
          </table:table-cell>
          <table:table-cell office:value-type="float" office:value="90.195587">
            <text:p>90,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3.42986">
            <text:p>33,43</text:p>
          </table:table-cell>
          <table:table-cell office:value-type="float" office:value="54.77029">
            <text:p>54,77</text:p>
          </table:table-cell>
          <table:table-cell office:value-type="float" office:value="54.32637">
            <text:p>54,33</text:p>
          </table:table-cell>
          <table:table-cell office:value-type="float" office:value="46.29484">
            <text:p>46,29</text:p>
          </table:table-cell>
          <table:table-cell office:value-type="float" office:value="87.853449">
            <text:p>87,8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9.98533">
            <text:p>29,99</text:p>
          </table:table-cell>
          <table:table-cell office:value-type="float" office:value="52.11019">
            <text:p>52,11</text:p>
          </table:table-cell>
          <table:table-cell office:value-type="float" office:value="49.2974">
            <text:p>49,3</text:p>
          </table:table-cell>
          <table:table-cell office:value-type="float" office:value="44.088302">
            <text:p>44,09</text:p>
          </table:table-cell>
          <table:table-cell office:value-type="float" office:value="79.984424">
            <text:p>79,9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7.38151">
            <text:p>27,38</text:p>
          </table:table-cell>
          <table:table-cell office:value-type="float" office:value="48.97158">
            <text:p>48,97</text:p>
          </table:table-cell>
          <table:table-cell office:value-type="float" office:value="45.97353">
            <text:p>45,97</text:p>
          </table:table-cell>
          <table:table-cell office:value-type="float" office:value="42.253432">
            <text:p>42,25</text:p>
          </table:table-cell>
          <table:table-cell office:value-type="float" office:value="79.576625">
            <text:p>79,5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.13739">
            <text:p>25,14</text:p>
          </table:table-cell>
          <table:table-cell office:value-type="float" office:value="45.19648">
            <text:p>45,2</text:p>
          </table:table-cell>
          <table:table-cell office:value-type="float" office:value="43.62466">
            <text:p>43,62</text:p>
          </table:table-cell>
          <table:table-cell office:value-type="float" office:value="40.608718">
            <text:p>40,61</text:p>
          </table:table-cell>
          <table:table-cell office:value-type="float" office:value="76.717425">
            <text:p>76,7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3.37227">
            <text:p>23,37</text:p>
          </table:table-cell>
          <table:table-cell office:value-type="float" office:value="40.92699">
            <text:p>40,93</text:p>
          </table:table-cell>
          <table:table-cell office:value-type="float" office:value="41.75537">
            <text:p>41,76</text:p>
          </table:table-cell>
          <table:table-cell office:value-type="float" office:value="39.079708">
            <text:p>39,08</text:p>
          </table:table-cell>
          <table:table-cell office:value-type="float" office:value="70.964914">
            <text:p>70,9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1.70361">
            <text:p>21,7</text:p>
          </table:table-cell>
          <table:table-cell office:value-type="float" office:value="36.50792">
            <text:p>36,51</text:p>
          </table:table-cell>
          <table:table-cell office:value-type="float" office:value="40.30722">
            <text:p>40,31</text:p>
          </table:table-cell>
          <table:table-cell office:value-type="float" office:value="37.675154">
            <text:p>37,68</text:p>
          </table:table-cell>
          <table:table-cell office:value-type="float" office:value="70.880168">
            <text:p>70,88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0.07108">
            <text:p>20,07</text:p>
          </table:table-cell>
          <table:table-cell office:value-type="float" office:value="32.42623">
            <text:p>32,43</text:p>
          </table:table-cell>
          <table:table-cell office:value-type="float" office:value="39.06777">
            <text:p>39,07</text:p>
          </table:table-cell>
          <table:table-cell office:value-type="float" office:value="36.350417">
            <text:p>36,35</text:p>
          </table:table-cell>
          <table:table-cell office:value-type="float" office:value="70.946623">
            <text:p>70,95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8.3917">
            <text:p>18,39</text:p>
          </table:table-cell>
          <table:table-cell office:value-type="float" office:value="28.79636">
            <text:p>28,8</text:p>
          </table:table-cell>
          <table:table-cell office:value-type="float" office:value="37.94458">
            <text:p>37,94</text:p>
          </table:table-cell>
          <table:table-cell office:value-type="float" office:value="35.082805">
            <text:p>35,08</text:p>
          </table:table-cell>
          <table:table-cell office:value-type="float" office:value="70.900058">
            <text:p>70,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.73044">
            <text:p>16,73</text:p>
          </table:table-cell>
          <table:table-cell office:value-type="float" office:value="25.82496">
            <text:p>25,82</text:p>
          </table:table-cell>
          <table:table-cell office:value-type="float" office:value="36.93139">
            <text:p>36,93</text:p>
          </table:table-cell>
          <table:table-cell office:value-type="float" office:value="33.851659">
            <text:p>33,85</text:p>
          </table:table-cell>
          <table:table-cell office:value-type="float" office:value="70.640815">
            <text:p>70,6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.23921">
            <text:p>15,24</text:p>
          </table:table-cell>
          <table:table-cell office:value-type="float" office:value="23.67894">
            <text:p>23,68</text:p>
          </table:table-cell>
          <table:table-cell office:value-type="float" office:value="35.99906">
            <text:p>36</text:p>
          </table:table-cell>
          <table:table-cell office:value-type="float" office:value="32.645306">
            <text:p>32,65</text:p>
          </table:table-cell>
          <table:table-cell office:value-type="float" office:value="69.660179">
            <text:p>69,6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4.03707">
            <text:p>14,04</text:p>
          </table:table-cell>
          <table:table-cell office:value-type="float" office:value="22.04044">
            <text:p>22,04</text:p>
          </table:table-cell>
          <table:table-cell office:value-type="float" office:value="35.17538">
            <text:p>35,18</text:p>
          </table:table-cell>
          <table:table-cell office:value-type="float" office:value="31.407586">
            <text:p>31,41</text:p>
          </table:table-cell>
          <table:table-cell office:value-type="float" office:value="67.497115">
            <text:p>67,5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3.17891">
            <text:p>13,18</text:p>
          </table:table-cell>
          <table:table-cell office:value-type="float" office:value="21.05845">
            <text:p>21,06</text:p>
          </table:table-cell>
          <table:table-cell office:value-type="float" office:value="34.43881">
            <text:p>34,44</text:p>
          </table:table-cell>
          <table:table-cell office:value-type="float" office:value="30.124887">
            <text:p>30,12</text:p>
          </table:table-cell>
          <table:table-cell office:value-type="float" office:value="65.967609">
            <text:p>65,97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2.66127">
            <text:p>12,66</text:p>
          </table:table-cell>
          <table:table-cell office:value-type="float" office:value="20.29033">
            <text:p>20,29</text:p>
          </table:table-cell>
          <table:table-cell office:value-type="float" office:value="33.77658">
            <text:p>33,78</text:p>
          </table:table-cell>
          <table:table-cell office:value-type="float" office:value="28.8292">
            <text:p>28,83</text:p>
          </table:table-cell>
          <table:table-cell office:value-type="float" office:value="65.521282">
            <text:p>65,52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2.40115">
            <text:p>12,4</text:p>
          </table:table-cell>
          <table:table-cell office:value-type="float" office:value="19.61194">
            <text:p>19,61</text:p>
          </table:table-cell>
          <table:table-cell office:value-type="float" office:value="33.18835">
            <text:p>33,19</text:p>
          </table:table-cell>
          <table:table-cell office:value-type="float" office:value="27.52316">
            <text:p>27,52</text:p>
          </table:table-cell>
          <table:table-cell office:value-type="float" office:value="65.4332">
            <text:p>65,4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.19295">
            <text:p>12,19</text:p>
          </table:table-cell>
          <table:table-cell office:value-type="float" office:value="18.99301">
            <text:p>18,99</text:p>
          </table:table-cell>
          <table:table-cell office:value-type="float" office:value="32.66434">
            <text:p>32,66</text:p>
          </table:table-cell>
          <table:table-cell office:value-type="float" office:value="26.21233">
            <text:p>26,21</text:p>
          </table:table-cell>
          <table:table-cell office:value-type="float" office:value="65.412459">
            <text:p>65,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5">
            <text:p>0,0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3.54494">
            <text:p>113,5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5.66836">
            <text:p>85,67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5.26071">
            <text:p>65,2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0.41449">
            <text:p>60,41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7.44287">
            <text:p>57,4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4.77029">
            <text:p>54,77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2.11019">
            <text:p>52,11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8.97158">
            <text:p>48,97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5.19648">
            <text:p>45,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0.92699">
            <text:p>40,93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6.50792">
            <text:p>36,51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2.42623">
            <text:p>32,43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8.79636">
            <text:p>28,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5.82496">
            <text:p>25,82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23.67894">
            <text:p>23,68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22.04044">
            <text:p>22,04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1.05845">
            <text:p>21,06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0.29033">
            <text:p>20,29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.61194">
            <text:p>19,61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.99301">
            <text:p>18,99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5.25408">
            <text:p>105,25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4.00391">
            <text:p>8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.76505">
            <text:p>75,7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8.78649">
            <text:p>68,79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1.17071">
            <text:p>61,1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4.32637">
            <text:p>54,3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9.2974">
            <text:p>49,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5.97353">
            <text:p>45,9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3.62466">
            <text:p>43,62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1.75537">
            <text:p>41,7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0.30722">
            <text:p>40,31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9.06777">
            <text:p>39,07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.94458">
            <text:p>37,9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6.93139">
            <text:p>36,93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5.99906">
            <text:p>3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5.17538">
            <text:p>35,1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4.43881">
            <text:p>34,44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3.77658">
            <text:p>33,78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3.18835">
            <text:p>33,19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.66434">
            <text:p>32,66</text:p>
          </table:table-cell>
          <table:table-cell office:value-type="float" office:value="0.01">
            <text:p>0,01</text:p>
          </table:table-cell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office:value-type="string">
            <text:p>Adaptive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.71696">
            <text:p>95,72</text:p>
          </table:table-cell>
          <table:table-cell office:value-type="float" office:value="0.02835">
            <text:p>0,0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8.48645">
            <text:p>78,49</text:p>
          </table:table-cell>
          <table:table-cell office:value-type="float" office:value="0.02647">
            <text:p>0,0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3.85159">
            <text:p>63,85</text:p>
          </table:table-cell>
          <table:table-cell office:value-type="float" office:value="0.02508">
            <text:p>0,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4.88699">
            <text:p>54,89</text:p>
          </table:table-cell>
          <table:table-cell office:value-type="float" office:value="0.02418">
            <text:p>0,02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.48863">
            <text:p>49,49</text:p>
          </table:table-cell>
          <table:table-cell office:value-type="float" office:value="0.02358">
            <text:p>0,02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6.29484">
            <text:p>46,29</text:p>
          </table:table-cell>
          <table:table-cell office:value-type="float" office:value="0.02313">
            <text:p>0,02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4.0883">
            <text:p>44,09</text:p>
          </table:table-cell>
          <table:table-cell office:value-type="float" office:value="0.0228">
            <text:p>0,02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2.25343">
            <text:p>42,25</text:p>
          </table:table-cell>
          <table:table-cell office:value-type="float" office:value="0.02254">
            <text:p>0,02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0.60872">
            <text:p>40,61</text:p>
          </table:table-cell>
          <table:table-cell office:value-type="float" office:value="0.02231">
            <text:p>0,0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9.07971">
            <text:p>39,08</text:p>
          </table:table-cell>
          <table:table-cell office:value-type="float" office:value="0.02211">
            <text:p>0,02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7.67515">
            <text:p>37,68</text:p>
          </table:table-cell>
          <table:table-cell office:value-type="float" office:value="0.02195">
            <text:p>0,02</text:p>
          </table:table-cell>
          <table:table-cell table:number-columns-repeated="3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6.35042">
            <text:p>36,35</text:p>
          </table:table-cell>
          <table:table-cell office:value-type="float" office:value="0.02182">
            <text:p>0,02</text:p>
          </table:table-cell>
          <table:table-cell table:number-columns-repeated="3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5.08281">
            <text:p>35,08</text:p>
          </table:table-cell>
          <table:table-cell office:value-type="float" office:value="0.0217">
            <text:p>0,02</text:p>
          </table:table-cell>
          <table:table-cell table:number-columns-repeated="3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33.85166">
            <text:p>33,85</text:p>
          </table:table-cell>
          <table:table-cell office:value-type="float" office:value="0.0216">
            <text:p>0,02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2.64531">
            <text:p>32,65</text:p>
          </table:table-cell>
          <table:table-cell office:value-type="float" office:value="0.0215">
            <text:p>0,02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1.40759">
            <text:p>31,41</text:p>
          </table:table-cell>
          <table:table-cell office:value-type="float" office:value="0.02142">
            <text:p>0,02</text:p>
          </table:table-cell>
          <table:table-cell table:number-columns-repeated="3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0.12489">
            <text:p>30,12</text:p>
          </table:table-cell>
          <table:table-cell office:value-type="float" office:value="0.02133">
            <text:p>0,02</text:p>
          </table:table-cell>
          <table:table-cell table:number-columns-repeated="3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8.8292">
            <text:p>28,83</text:p>
          </table:table-cell>
          <table:table-cell office:value-type="float" office:value="0.02125">
            <text:p>0,02</text:p>
          </table:table-cell>
          <table:table-cell table:number-columns-repeated="3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7.52316">
            <text:p>27,52</text:p>
          </table:table-cell>
          <table:table-cell office:value-type="float" office:value="0.02116">
            <text:p>0,02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6.21233">
            <text:p>26,21</text:p>
          </table:table-cell>
          <table:table-cell office:value-type="float" office:value="0.02108">
            <text:p>0,0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9">19.10.2009</text:date>, <text:time>23:00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9T23:00:24</dc:date>
    <dc:creator>Ivan Sidarau</dc:creator>
    <meta:generator>OpenOffice.org/3.1$Unix OpenOffice.org_project/310m19$Build-9420</meta:generator>
    <meta:editing-duration>PT00H25M50S</meta:editing-duration>
    <meta:editing-cycles>5</meta:editing-cycles>
    <meta:document-statistic meta:table-count="1" meta:cell-count="3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785cm" svg:height="13.275cm" chart:class="chart:line" chart:style-name="ch1">
        <chart:legend chart:legend-position="end" svg:x="15.124cm" svg:y="5.605cm" chart:style-name="ch2"/>
        <chart:plot-area chart:style-name="ch3" table:cell-range-address="Лист1.B1:Лист1.F21" chart:data-source-has-labels="row" svg:x="0.355cm" svg:y="0.265cm" svg:width="14.415cm" svg:height="12.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21" chart:label-cell-address="Лист1.B1:Лист1.B1" chart:class="chart:line">
            <chart:data-point chart:repeated="20"/>
          </chart:series>
          <chart:series chart:style-name="ch7" chart:values-cell-range-address="Лист1.C2:Лист1.C21" chart:label-cell-address="Лист1.C1:Лист1.C1" chart:class="chart:line">
            <chart:data-point chart:repeated="20"/>
          </chart:series>
          <chart:series chart:style-name="ch8" chart:values-cell-range-address="Лист1.D2:Лист1.D21" chart:label-cell-address="Лист1.D1:Лист1.D1" chart:class="chart:line">
            <chart:data-point chart:repeated="20"/>
          </chart:series>
          <chart:series chart:style-name="ch9" chart:values-cell-range-address="Лист1.E2:Лист1.E21" chart:label-cell-address="Лист1.E1:Лист1.E1" chart:class="chart:line">
            <chart:data-point chart:repeated="20"/>
          </chart:series>
          <chart:series chart:style-name="ch10" chart:values-cell-range-address="Лист1.F2:Лист1.F21" chart:label-cell-address="Лист1.F1:Лист1.F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B1:Лист1.B1">0,1</text:p>
              </table:table-cell>
              <table:table-cell office:value-type="string">
                <text:p text:id="Лист1.C1:Лист1.C1">0,05</text:p>
              </table:table-cell>
              <table:table-cell office:value-type="string">
                <text:p text:id="Лист1.D1:Лист1.D1">0,01</text:p>
              </table:table-cell>
              <table:table-cell office:value-type="string">
                <text:p text:id="Лист1.E1:Лист1.E1">Adaptive</text:p>
              </table:table-cell>
              <table:table-cell office:value-type="string">
                <text:p text:id="Лист1.F1:Лист1.F1">Normaliz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.03663">
                <text:p text:id="Лист1.B2:Лист1.B21">103.03663</text:p>
              </table:table-cell>
              <table:table-cell office:value-type="float" office:value="113.54494">
                <text:p text:id="Лист1.C2:Лист1.C21">113.54494</text:p>
              </table:table-cell>
              <table:table-cell office:value-type="float" office:value="105.25408">
                <text:p text:id="Лист1.D2:Лист1.D21">105.25408</text:p>
              </table:table-cell>
              <table:table-cell office:value-type="float" office:value="95.716955">
                <text:p text:id="Лист1.E2:Лист1.E21">95.716955</text:p>
              </table:table-cell>
              <table:table-cell office:value-type="float" office:value="171.38421">
                <text:p text:id="Лист1.F2:Лист1.F21">171.384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39891">
                <text:p>64.39891</text:p>
              </table:table-cell>
              <table:table-cell office:value-type="float" office:value="85.66836">
                <text:p>85.66836</text:p>
              </table:table-cell>
              <table:table-cell office:value-type="float" office:value="84.00391">
                <text:p>84.00391</text:p>
              </table:table-cell>
              <table:table-cell office:value-type="float" office:value="78.486453">
                <text:p>78.486453</text:p>
              </table:table-cell>
              <table:table-cell office:value-type="float" office:value="153.093448">
                <text:p>153.09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55078">
                <text:p>56.55078</text:p>
              </table:table-cell>
              <table:table-cell office:value-type="float" office:value="65.26071">
                <text:p>65.26071</text:p>
              </table:table-cell>
              <table:table-cell office:value-type="float" office:value="75.76505">
                <text:p>75.76505</text:p>
              </table:table-cell>
              <table:table-cell office:value-type="float" office:value="63.851591">
                <text:p>63.851591</text:p>
              </table:table-cell>
              <table:table-cell office:value-type="float" office:value="123.349519">
                <text:p>123.349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34058">
                <text:p>49.34058</text:p>
              </table:table-cell>
              <table:table-cell office:value-type="float" office:value="60.41449">
                <text:p>60.41449</text:p>
              </table:table-cell>
              <table:table-cell office:value-type="float" office:value="68.78649">
                <text:p>68.78649</text:p>
              </table:table-cell>
              <table:table-cell office:value-type="float" office:value="54.886987">
                <text:p>54.886987</text:p>
              </table:table-cell>
              <table:table-cell office:value-type="float" office:value="89.962435">
                <text:p>89.962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58304">
                <text:p>40.58304</text:p>
              </table:table-cell>
              <table:table-cell office:value-type="float" office:value="57.44287">
                <text:p>57.44287</text:p>
              </table:table-cell>
              <table:table-cell office:value-type="float" office:value="61.17071">
                <text:p>61.17071</text:p>
              </table:table-cell>
              <table:table-cell office:value-type="float" office:value="49.488634">
                <text:p>49.488634</text:p>
              </table:table-cell>
              <table:table-cell office:value-type="float" office:value="90.195587">
                <text:p>90.19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42986">
                <text:p>33.42986</text:p>
              </table:table-cell>
              <table:table-cell office:value-type="float" office:value="54.77029">
                <text:p>54.77029</text:p>
              </table:table-cell>
              <table:table-cell office:value-type="float" office:value="54.32637">
                <text:p>54.32637</text:p>
              </table:table-cell>
              <table:table-cell office:value-type="float" office:value="46.29484">
                <text:p>46.29484</text:p>
              </table:table-cell>
              <table:table-cell office:value-type="float" office:value="87.853449">
                <text:p>87.8534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98533">
                <text:p>29.98533</text:p>
              </table:table-cell>
              <table:table-cell office:value-type="float" office:value="52.11019">
                <text:p>52.11019</text:p>
              </table:table-cell>
              <table:table-cell office:value-type="float" office:value="49.2974">
                <text:p>49.2974</text:p>
              </table:table-cell>
              <table:table-cell office:value-type="float" office:value="44.088302">
                <text:p>44.088302</text:p>
              </table:table-cell>
              <table:table-cell office:value-type="float" office:value="79.984424">
                <text:p>79.984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8151">
                <text:p>27.38151</text:p>
              </table:table-cell>
              <table:table-cell office:value-type="float" office:value="48.97158">
                <text:p>48.97158</text:p>
              </table:table-cell>
              <table:table-cell office:value-type="float" office:value="45.97353">
                <text:p>45.97353</text:p>
              </table:table-cell>
              <table:table-cell office:value-type="float" office:value="42.253432">
                <text:p>42.253432</text:p>
              </table:table-cell>
              <table:table-cell office:value-type="float" office:value="79.576625">
                <text:p>79.576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13739">
                <text:p>25.13739</text:p>
              </table:table-cell>
              <table:table-cell office:value-type="float" office:value="45.19648">
                <text:p>45.19648</text:p>
              </table:table-cell>
              <table:table-cell office:value-type="float" office:value="43.62466">
                <text:p>43.62466</text:p>
              </table:table-cell>
              <table:table-cell office:value-type="float" office:value="40.608718">
                <text:p>40.608718</text:p>
              </table:table-cell>
              <table:table-cell office:value-type="float" office:value="76.717425">
                <text:p>76.717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37227">
                <text:p>23.37227</text:p>
              </table:table-cell>
              <table:table-cell office:value-type="float" office:value="40.92699">
                <text:p>40.92699</text:p>
              </table:table-cell>
              <table:table-cell office:value-type="float" office:value="41.75537">
                <text:p>41.75537</text:p>
              </table:table-cell>
              <table:table-cell office:value-type="float" office:value="39.079708">
                <text:p>39.079708</text:p>
              </table:table-cell>
              <table:table-cell office:value-type="float" office:value="70.964914">
                <text:p>70.964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70361">
                <text:p>21.70361</text:p>
              </table:table-cell>
              <table:table-cell office:value-type="float" office:value="36.50792">
                <text:p>36.50792</text:p>
              </table:table-cell>
              <table:table-cell office:value-type="float" office:value="40.30722">
                <text:p>40.30722</text:p>
              </table:table-cell>
              <table:table-cell office:value-type="float" office:value="37.675154">
                <text:p>37.675154</text:p>
              </table:table-cell>
              <table:table-cell office:value-type="float" office:value="70.880168">
                <text:p>70.880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07108">
                <text:p>20.07108</text:p>
              </table:table-cell>
              <table:table-cell office:value-type="float" office:value="32.42623">
                <text:p>32.42623</text:p>
              </table:table-cell>
              <table:table-cell office:value-type="float" office:value="39.06777">
                <text:p>39.06777</text:p>
              </table:table-cell>
              <table:table-cell office:value-type="float" office:value="36.350417">
                <text:p>36.350417</text:p>
              </table:table-cell>
              <table:table-cell office:value-type="float" office:value="70.946623">
                <text:p>70.946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917">
                <text:p>18.3917</text:p>
              </table:table-cell>
              <table:table-cell office:value-type="float" office:value="28.79636">
                <text:p>28.79636</text:p>
              </table:table-cell>
              <table:table-cell office:value-type="float" office:value="37.94458">
                <text:p>37.94458</text:p>
              </table:table-cell>
              <table:table-cell office:value-type="float" office:value="35.082805">
                <text:p>35.082805</text:p>
              </table:table-cell>
              <table:table-cell office:value-type="float" office:value="70.900058">
                <text:p>70.900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73044">
                <text:p>16.73044</text:p>
              </table:table-cell>
              <table:table-cell office:value-type="float" office:value="25.82496">
                <text:p>25.82496</text:p>
              </table:table-cell>
              <table:table-cell office:value-type="float" office:value="36.93139">
                <text:p>36.93139</text:p>
              </table:table-cell>
              <table:table-cell office:value-type="float" office:value="33.851659">
                <text:p>33.851659</text:p>
              </table:table-cell>
              <table:table-cell office:value-type="float" office:value="70.640815">
                <text:p>70.640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23921">
                <text:p>15.23921</text:p>
              </table:table-cell>
              <table:table-cell office:value-type="float" office:value="23.67894">
                <text:p>23.67894</text:p>
              </table:table-cell>
              <table:table-cell office:value-type="float" office:value="35.99906">
                <text:p>35.99906</text:p>
              </table:table-cell>
              <table:table-cell office:value-type="float" office:value="32.645306">
                <text:p>32.645306</text:p>
              </table:table-cell>
              <table:table-cell office:value-type="float" office:value="69.660179">
                <text:p>69.660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3707">
                <text:p>14.03707</text:p>
              </table:table-cell>
              <table:table-cell office:value-type="float" office:value="22.04044">
                <text:p>22.04044</text:p>
              </table:table-cell>
              <table:table-cell office:value-type="float" office:value="35.17538">
                <text:p>35.17538</text:p>
              </table:table-cell>
              <table:table-cell office:value-type="float" office:value="31.407586">
                <text:p>31.407586</text:p>
              </table:table-cell>
              <table:table-cell office:value-type="float" office:value="67.497115">
                <text:p>67.497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17891">
                <text:p>13.17891</text:p>
              </table:table-cell>
              <table:table-cell office:value-type="float" office:value="21.05845">
                <text:p>21.05845</text:p>
              </table:table-cell>
              <table:table-cell office:value-type="float" office:value="34.43881">
                <text:p>34.43881</text:p>
              </table:table-cell>
              <table:table-cell office:value-type="float" office:value="30.124887">
                <text:p>30.124887</text:p>
              </table:table-cell>
              <table:table-cell office:value-type="float" office:value="65.967609">
                <text:p>65.967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6127">
                <text:p>12.66127</text:p>
              </table:table-cell>
              <table:table-cell office:value-type="float" office:value="20.29033">
                <text:p>20.29033</text:p>
              </table:table-cell>
              <table:table-cell office:value-type="float" office:value="33.77658">
                <text:p>33.77658</text:p>
              </table:table-cell>
              <table:table-cell office:value-type="float" office:value="28.8292">
                <text:p>28.8292</text:p>
              </table:table-cell>
              <table:table-cell office:value-type="float" office:value="65.521282">
                <text:p>65.521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0115">
                <text:p>12.40115</text:p>
              </table:table-cell>
              <table:table-cell office:value-type="float" office:value="19.61194">
                <text:p>19.61194</text:p>
              </table:table-cell>
              <table:table-cell office:value-type="float" office:value="33.18835">
                <text:p>33.18835</text:p>
              </table:table-cell>
              <table:table-cell office:value-type="float" office:value="27.52316">
                <text:p>27.52316</text:p>
              </table:table-cell>
              <table:table-cell office:value-type="float" office:value="65.4332">
                <text:p>65.4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9295">
                <text:p>12.19295</text:p>
              </table:table-cell>
              <table:table-cell office:value-type="float" office:value="18.99301">
                <text:p>18.99301</text:p>
              </table:table-cell>
              <table:table-cell office:value-type="float" office:value="32.66434">
                <text:p>32.66434</text:p>
              </table:table-cell>
              <table:table-cell office:value-type="float" office:value="26.21233">
                <text:p>26.21233</text:p>
              </table:table-cell>
              <table:table-cell office:value-type="float" office:value="65.412459">
                <text:p>65.412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